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4327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5" office:value-type="string" calcext:value-type="string">
            <text:p>rounded</text:p>
          </table:table-cell>
          <table:table-cell table:style-name="ce7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2*[.A2]+1; 2)" office:value-type="float" office:value="1" calcext:value-type="float">
            <text:p>1</text:p>
          </table:table-cell>
          <table:table-cell table:formula="of:=[.B2]*[.C2]" office:value-type="float" office:value="2" calcext:value-type="float">
            <text:p>2</text:p>
          </table:table-cell>
          <table:table-cell table:formula="of:=[.B2]*[.F$10]/[.E$10]" office:value-type="float" office:value="0.151699029126214" calcext:value-type="float">
            <text:p>0.1516990291</text:p>
          </table:table-cell>
          <table:table-cell table:formula="of:=ROUND([.F2];4)" office:value-type="float" office:value="0.1517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D3]-[.D2]" office:value-type="float" office:value="8" calcext:value-type="float">
            <text:p>8</text:p>
          </table:table-cell>
          <table:table-cell table:formula="of:=POWER(2*[.A3]+1; 2)" office:value-type="float" office:value="9" calcext:value-type="float">
            <text:p>9</text:p>
          </table:table-cell>
          <table:table-cell table:formula="of:=[.B3]*[.C3]" office:value-type="float" office:value="4" calcext:value-type="float">
            <text:p>4</text:p>
          </table:table-cell>
          <table:table-cell table:formula="of:=[.B3]*[.F$10]/[.E$10]" office:value-type="float" office:value="0.0379247572815534" calcext:value-type="float">
            <text:p>0.0379247573</text:p>
          </table:table-cell>
          <table:table-cell table:formula="of:=ROUND([.F3];4)" office:value-type="float" office:value="0.0379" calcext:value-type="float">
            <text:p>0.037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D4]-[.D3]" office:value-type="float" office:value="16" calcext:value-type="float">
            <text:p>16</text:p>
          </table:table-cell>
          <table:table-cell table:formula="of:=POWER(2*[.A4]+1; 2)" office:value-type="float" office:value="25" calcext:value-type="float">
            <text:p>25</text:p>
          </table:table-cell>
          <table:table-cell table:formula="of:=[.B4]*[.C4]" office:value-type="float" office:value="6.4" calcext:value-type="float">
            <text:p>6.4</text:p>
          </table:table-cell>
          <table:table-cell table:formula="of:=[.B4]*[.F$10]/[.E$10]" office:value-type="float" office:value="0.0303398058252427" calcext:value-type="float">
            <text:p>0.0303398058</text:p>
          </table:table-cell>
          <table:table-cell table:formula="of:=ROUND([.F4];4)" office:value-type="float" office:value="0.0303" calcext:value-type="float">
            <text:p>0.030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formula="of:=[.D5]-[.D4]" office:value-type="float" office:value="24" calcext:value-type="float">
            <text:p>24</text:p>
          </table:table-cell>
          <table:table-cell table:formula="of:=POWER(2*[.A5]+1; 2)" office:value-type="float" office:value="49" calcext:value-type="float">
            <text:p>49</text:p>
          </table:table-cell>
          <table:table-cell table:formula="of:=[.B5]*[.C5]" office:value-type="float" office:value="7.2" calcext:value-type="float">
            <text:p>7.2</text:p>
          </table:table-cell>
          <table:table-cell table:formula="of:=[.B5]*[.F$10]/[.E$10]" office:value-type="float" office:value="0.022754854368932" calcext:value-type="float">
            <text:p>0.0227548544</text:p>
          </table:table-cell>
          <table:table-cell table:formula="of:=ROUND([.F5];4)" office:value-type="float" office:value="0.0228" calcext:value-type="float">
            <text:p>0.022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formula="of:=[.D6]-[.D5]" office:value-type="float" office:value="32" calcext:value-type="float">
            <text:p>32</text:p>
          </table:table-cell>
          <table:table-cell table:formula="of:=POWER(2*[.A6]+1; 2)" office:value-type="float" office:value="81" calcext:value-type="float">
            <text:p>81</text:p>
          </table:table-cell>
          <table:table-cell table:formula="of:=[.B6]*[.C6]" office:value-type="float" office:value="6.4" calcext:value-type="float">
            <text:p>6.4</text:p>
          </table:table-cell>
          <table:table-cell table:formula="of:=[.B6]*[.F$10]/[.E$10]" office:value-type="float" office:value="0.0151699029126214" calcext:value-type="float">
            <text:p>0.0151699029</text:p>
          </table:table-cell>
          <table:table-cell table:formula="of:=ROUND([.F6];4)" office:value-type="float" office:value="0.0152" calcext:value-type="float">
            <text:p>0.01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D7]-[.D6]" office:value-type="float" office:value="40" calcext:value-type="float">
            <text:p>40</text:p>
          </table:table-cell>
          <table:table-cell table:formula="of:=POWER(2*[.A7]+1; 2)" office:value-type="float" office:value="121" calcext:value-type="float">
            <text:p>121</text:p>
          </table:table-cell>
          <table:table-cell table:formula="of:=[.B7]*[.C7]" office:value-type="float" office:value="4" calcext:value-type="float">
            <text:p>4</text:p>
          </table:table-cell>
          <table:table-cell table:formula="of:=[.B7]*[.F$10]/[.E$10]" office:value-type="float" office:value="0.00758495145631068" calcext:value-type="float">
            <text:p>0.0075849515</text:p>
          </table:table-cell>
          <table:table-cell table:formula="of:=ROUND([.F7];4)" office:value-type="float" office:value="0.0076" calcext:value-type="float">
            <text:p>0.007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D8]-[.D7]" office:value-type="float" office:value="48" calcext:value-type="float">
            <text:p>48</text:p>
          </table:table-cell>
          <table:table-cell table:formula="of:=POWER(2*[.A8]+1; 2)" office:value-type="float" office:value="169" calcext:value-type="float">
            <text:p>169</text:p>
          </table:table-cell>
          <table:table-cell table:formula="of:=[.B8]*[.C8]" office:value-type="float" office:value="2.4" calcext:value-type="float">
            <text:p>2.4</text:p>
          </table:table-cell>
          <table:table-cell table:formula="of:=[.B8]*[.F$10]/[.E$10]" office:value-type="float" office:value="0.00379247572815534" calcext:value-type="float">
            <text:p>0.0037924757</text:p>
          </table:table-cell>
          <table:table-cell table:formula="of:=ROUND([.F8];4)" office:value-type="float" office:value="0.0038" calcext:value-type="float">
            <text:p>0.003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table:formula="of:=[.D9]-[.D8]" office:value-type="float" office:value="56" calcext:value-type="float">
            <text:p>56</text:p>
          </table:table-cell>
          <table:table-cell table:formula="of:=POWER(2*[.A9]+1; 2)" office:value-type="float" office:value="225" calcext:value-type="float">
            <text:p>225</text:p>
          </table:table-cell>
          <table:table-cell table:formula="of:=[.B9]*[.C9]" office:value-type="float" office:value="0.56" calcext:value-type="float">
            <text:p>0.56</text:p>
          </table:table-cell>
          <table:table-cell table:formula="of:=[.B9]*[.F$10]/[.E$10]" office:value-type="float" office:value="0.000758495145631068" calcext:value-type="float">
            <text:p>0.0007584951</text:p>
          </table:table-cell>
          <table:table-cell table:formula="of:=ROUND([.F9];4)" office:value-type="float" office:value="0.0008" calcext:value-type="float">
            <text:p>0.0008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formula="of:=SUM([.E2:.E9])" office:value-type="float" office:value="32.96" calcext:value-type="float">
            <text:p>32.96</text:p>
          </table:table-cell>
          <table:table-cell office:value-type="float" office:value="2.5" calcext:value-type="float">
            <text:p>2.5</text:p>
          </table:table-cell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20:39:21.012260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7:12:22.948369748</meta:creation-date>
    <dc:date>2015-03-27T20:39:29.807199821</dc:date>
    <meta:editing-duration>PT35M25S</meta:editing-duration>
    <meta:editing-cycles>8</meta:editing-cycles>
    <meta:generator>LibreOffice/4.3.6.2$Linux_X86_64 LibreOffice_project/430m0$Build-2</meta:generator>
    <meta:document-statistic meta:table-count="1" meta:cell-count="65" meta:object-count="0"/>
  </office:meta>
</office:document-meta>
</file>